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abelStone Tibetan" svg:font-family="'BabelStone Tibetan'" style:font-pitch="variable"/>
    <style:font-face style:name="BabelStone Tibetan Slim" svg:font-family="'BabelStone Tibetan Slim'" style:font-pitch="variable"/>
    <style:font-face style:name="Jomolhari" svg:font-family="Jomolhari" style:font-pitch="variable"/>
    <style:font-face style:name="Kailasa" svg:font-family="Kailasa"/>
    <style:font-face style:name="Kailasa1" svg:font-family="Kailasa" style:font-family-generic="system" style:font-pitch="variable"/>
    <style:font-face style:name="Kokonor" svg:font-family="Kokon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Tibetan" svg:font-family="'Noto Sans Tibetan'" style:font-family-generic="swiss" style:font-pitch="variable"/>
    <style:font-face style:name="Noto Serif Tibetan" svg:font-family="'Noto Serif Tibetan'" style:font-family-generic="roman" style:font-pitch="variable"/>
    <style:font-face style:name="Noto Tibetan" svg:font-family="'Noto Tibetan'"/>
    <style:font-face style:name="PingFang SC" svg:font-family="'PingFang SC'" style:font-family-generic="system" style:font-pitch="variable"/>
    <style:font-face style:name="Qomolangma-Art" svg:font-family="Qomolangma-Art" style:font-pitch="variable"/>
    <style:font-face style:name="Qomolangma-Betsu" svg:font-family="Qomolangma-Betsu" style:font-pitch="variable"/>
    <style:font-face style:name="Qomolangma-Chuyig" svg:font-family="Qomolangma-Chuyig" style:font-pitch="variable"/>
    <style:font-face style:name="Qomolangma-Drutsa" svg:font-family="Qomolangma-Drutsa" style:font-pitch="variable"/>
    <style:font-face style:name="Qomolangma-Dunhuang" svg:font-family="Qomolangma-Dunhuang" style:font-pitch="variable"/>
    <style:font-face style:name="Qomolangma-Edict" svg:font-family="Qomolangma-Edict" style:font-pitch="variable"/>
    <style:font-face style:name="Qomolangma-Horyig" svg:font-family="Qomolangma-Horyig" style:font-pitch="variable"/>
    <style:font-face style:name="Qomolangma-Subtitle" svg:font-family="Qomolangma-Subtitle" style:font-pitch="variable"/>
    <style:font-face style:name="Qomolangma-Title" svg:font-family="Qomolangma-Title" style:font-pitch="variable"/>
    <style:font-face style:name="Qomolangma-Tsumachu" svg:font-family="Qomolangma-Tsumachu" style:font-pitch="variable"/>
    <style:font-face style:name="Qomolangma-Tsuring" svg:font-family="Qomolangma-Tsuring" style:font-pitch="variable"/>
    <style:font-face style:name="Qomolangma-Tsutong" svg:font-family="Qomolangma-Tsutong" style:font-pitch="variable"/>
    <style:font-face style:name="Qomolangma-Uchen Sarchen" svg:font-family="'Qomolangma-Uchen Sarchen'" style:font-pitch="variable"/>
    <style:font-face style:name="Qomolangma-Uchen Sarchung" svg:font-family="'Qomolangma-Uchen Sarchung'" style:font-pitch="variable"/>
    <style:font-face style:name="Qomolangma-Uchen Suring" svg:font-family="'Qomolangma-Uchen Suring'" style:font-pitch="variable"/>
    <style:font-face style:name="Qomolangma-Uchen Sutung" svg:font-family="'Qomolangma-Uchen Sutung'" style:font-pitch="variable"/>
    <style:font-face style:name="Qomolangma-Woodblock" svg:font-family="Qomolangma-Woodblock" style:font-pitch="variable"/>
    <style:font-face style:name="Songti SC" svg:font-family="'Songti SC'" style:font-family-generic="system" style:font-pitch="variable"/>
    <style:font-face style:name="Tibetan Machine Uni" svg:font-family="'Tibetan Machine Uni'" style:font-pitch="variable"/>
    <style:font-face style:name="Uchen" svg:font-family="Uchen" style:font-pitch="variable"/>
  </office:font-face-decls>
  <office:automatic-styles>
    <style:style style:name="P1" style:family="paragraph" style:parent-style-name="Standard">
      <style:text-properties officeooo:paragraph-rsid="000f0fcb"/>
    </style:style>
    <style:style style:name="P2" style:family="paragraph" style:parent-style-name="Standard">
      <style:text-properties officeooo:rsid="000f0fcb" officeooo:paragraph-rsid="00184d47"/>
    </style:style>
    <style:style style:name="P3" style:family="paragraph" style:parent-style-name="Standard">
      <style:text-properties style:font-name="Noto Mono" officeooo:paragraph-rsid="000f0fcb" style:font-name-complex="Noto Sans Tibetan"/>
    </style:style>
    <style:style style:name="P4" style:family="paragraph" style:parent-style-name="Standard">
      <style:text-properties style:font-name="Noto Mono" officeooo:rsid="000fa6ed" officeooo:paragraph-rsid="00184d47" style:font-name-complex="Noto Mono"/>
    </style:style>
    <style:style style:name="P5" style:family="paragraph" style:parent-style-name="Standard">
      <style:text-properties officeooo:rsid="000fa6ed" officeooo:paragraph-rsid="000fa6ed" style:font-name-complex="Noto Tibetan"/>
    </style:style>
    <style:style style:name="P6" style:family="paragraph" style:parent-style-name="Standard">
      <style:text-properties officeooo:paragraph-rsid="000f0fcb" style:font-name-complex="Noto Serif Tibetan"/>
    </style:style>
    <style:style style:name="P7" style:family="paragraph" style:parent-style-name="Standard">
      <style:text-properties officeooo:rsid="000fa6ed" officeooo:paragraph-rsid="000fa6ed" style:font-name-complex="Noto Serif Tibetan"/>
    </style:style>
    <style:style style:name="P8" style:family="paragraph" style:parent-style-name="Standard">
      <style:text-properties officeooo:paragraph-rsid="000f0fcb" style:font-name-complex="Uchen"/>
    </style:style>
    <style:style style:name="P9" style:family="paragraph" style:parent-style-name="Standard">
      <style:text-properties officeooo:paragraph-rsid="000fa6ed"/>
    </style:style>
    <style:style style:name="P10" style:family="paragraph" style:parent-style-name="Standard">
      <style:text-properties officeooo:paragraph-rsid="000f0fcb" style:font-name-complex="Jomolhari"/>
    </style:style>
    <style:style style:name="P11" style:family="paragraph" style:parent-style-name="Standard">
      <style:text-properties officeooo:rsid="000fa6ed" officeooo:paragraph-rsid="000fa6ed"/>
    </style:style>
    <style:style style:name="P12" style:family="paragraph" style:parent-style-name="Standard">
      <style:text-properties officeooo:rsid="0012f7ab" officeooo:paragraph-rsid="0012f7ab"/>
    </style:style>
    <style:style style:name="P13" style:family="paragraph" style:parent-style-name="Standard">
      <style:text-properties officeooo:paragraph-rsid="00144b59"/>
    </style:style>
    <style:style style:name="P14" style:family="paragraph" style:parent-style-name="Standard">
      <style:text-properties officeooo:rsid="00144b59" officeooo:paragraph-rsid="00144b59"/>
    </style:style>
    <style:style style:name="P15" style:family="paragraph" style:parent-style-name="Standard">
      <style:text-properties officeooo:rsid="00144b59" officeooo:paragraph-rsid="001b413b"/>
    </style:style>
    <style:style style:name="P16" style:family="paragraph" style:parent-style-name="Standard">
      <style:text-properties officeooo:rsid="00144b59" officeooo:paragraph-rsid="001f1e33"/>
    </style:style>
    <style:style style:name="P17" style:family="paragraph" style:parent-style-name="Standard">
      <style:text-properties officeooo:paragraph-rsid="00184d47"/>
    </style:style>
    <style:style style:name="P18" style:family="paragraph" style:parent-style-name="Standard">
      <style:text-properties officeooo:paragraph-rsid="001b413b"/>
    </style:style>
    <style:style style:name="P19" style:family="paragraph" style:parent-style-name="Standard">
      <style:text-properties officeooo:rsid="00144b59" officeooo:paragraph-rsid="001b413b" style:font-name-complex="Qomolangma-Art"/>
    </style:style>
    <style:style style:name="P20" style:family="paragraph" style:parent-style-name="Standard">
      <style:text-properties officeooo:rsid="001b413b" officeooo:paragraph-rsid="001b413b"/>
    </style:style>
    <style:style style:name="P21" style:family="paragraph" style:parent-style-name="Standard">
      <style:paragraph-properties fo:break-before="page"/>
      <style:text-properties officeooo:rsid="001b413b" officeooo:paragraph-rsid="001b413b"/>
    </style:style>
    <style:style style:name="P22" style:family="paragraph" style:parent-style-name="Standard">
      <style:text-properties officeooo:rsid="001b413b" officeooo:paragraph-rsid="001f1e33"/>
    </style:style>
    <style:style style:name="P23" style:family="paragraph" style:parent-style-name="Standard">
      <style:paragraph-properties fo:break-before="page"/>
      <style:text-properties officeooo:rsid="001b413b" officeooo:paragraph-rsid="001f1e33"/>
    </style:style>
    <style:style style:name="P24" style:family="paragraph" style:parent-style-name="Standard">
      <style:text-properties officeooo:paragraph-rsid="001f1e33"/>
    </style:style>
    <style:style style:name="P25" style:family="paragraph" style:parent-style-name="Standard">
      <style:text-properties officeooo:paragraph-rsid="00205513" style:font-name-complex="Kokonor"/>
    </style:style>
    <style:style style:name="P26" style:family="paragraph" style:parent-style-name="Standard">
      <style:text-properties style:font-name="Noto Mono" officeooo:paragraph-rsid="00205513" style:font-name-complex="Noto Sans Tibetan"/>
    </style:style>
    <style:style style:name="P27" style:family="paragraph" style:parent-style-name="Standard">
      <style:text-properties style:font-name="Noto Mono" officeooo:paragraph-rsid="00205513" style:font-name-complex="Noto Serif Tibetan"/>
    </style:style>
    <style:style style:name="P28" style:family="paragraph" style:parent-style-name="Standard">
      <style:text-properties officeooo:paragraph-rsid="00205513" style:font-name-complex="Uchen"/>
    </style:style>
    <style:style style:name="P29" style:family="paragraph" style:parent-style-name="Standard">
      <style:text-properties officeooo:paragraph-rsid="00205513" style:font-name-complex="Jomolhari"/>
    </style:style>
    <style:style style:name="P30" style:family="paragraph" style:parent-style-name="Standard">
      <style:text-properties officeooo:paragraph-rsid="00205513" style:font-name-complex="BabelStone Tibetan"/>
    </style:style>
    <style:style style:name="P31" style:family="paragraph" style:parent-style-name="Standard">
      <style:text-properties officeooo:paragraph-rsid="00205513" style:font-name-complex="BabelStone Tibetan Slim"/>
    </style:style>
    <style:style style:name="P32" style:family="paragraph" style:parent-style-name="Standard">
      <style:text-properties officeooo:paragraph-rsid="00205513" style:font-name-complex="Tibetan Machine Uni"/>
    </style:style>
    <style:style style:name="P33" style:family="paragraph" style:parent-style-name="Standard">
      <style:text-properties officeooo:paragraph-rsid="00205513" style:font-name-complex="Qomolangma-Art"/>
    </style:style>
    <style:style style:name="P34" style:family="paragraph" style:parent-style-name="Standard">
      <style:text-properties officeooo:paragraph-rsid="00205513" style:font-name-complex="Qomolangma-Betsu"/>
    </style:style>
    <style:style style:name="P35" style:family="paragraph" style:parent-style-name="Standard">
      <style:text-properties officeooo:paragraph-rsid="00205513" style:font-name-complex="Qomolangma-Chuyig"/>
    </style:style>
    <style:style style:name="P36" style:family="paragraph" style:parent-style-name="Standard">
      <style:text-properties officeooo:paragraph-rsid="00205513" style:font-name-complex="Qomolangma-Drutsa"/>
    </style:style>
    <style:style style:name="P37" style:family="paragraph" style:parent-style-name="Standard">
      <style:text-properties officeooo:paragraph-rsid="00205513" style:font-name-complex="Qomolangma-Dunhuang"/>
    </style:style>
    <style:style style:name="P38" style:family="paragraph" style:parent-style-name="Standard">
      <style:text-properties officeooo:paragraph-rsid="00205513" style:font-name-complex="Qomolangma-Edict"/>
    </style:style>
    <style:style style:name="P39" style:family="paragraph" style:parent-style-name="Standard">
      <style:text-properties officeooo:paragraph-rsid="00205513" style:font-name-complex="Qomolangma-Horyig"/>
    </style:style>
    <style:style style:name="P40" style:family="paragraph" style:parent-style-name="Standard">
      <style:text-properties officeooo:paragraph-rsid="00205513" style:font-name-complex="Qomolangma-Subtitle"/>
    </style:style>
    <style:style style:name="P41" style:family="paragraph" style:parent-style-name="Standard">
      <style:text-properties officeooo:paragraph-rsid="00205513" style:font-name-complex="Qomolangma-Title"/>
    </style:style>
    <style:style style:name="P42" style:family="paragraph" style:parent-style-name="Standard">
      <style:text-properties officeooo:paragraph-rsid="00205513" style:font-name-complex="Qomolangma-Tsumachu"/>
    </style:style>
    <style:style style:name="P43" style:family="paragraph" style:parent-style-name="Standard">
      <style:text-properties officeooo:paragraph-rsid="00205513" style:font-name-complex="Qomolangma-Tsuring"/>
    </style:style>
    <style:style style:name="P44" style:family="paragraph" style:parent-style-name="Standard">
      <style:text-properties officeooo:paragraph-rsid="00205513" style:font-name-complex="Qomolangma-Tsutong"/>
    </style:style>
    <style:style style:name="P45" style:family="paragraph" style:parent-style-name="Standard">
      <style:text-properties officeooo:paragraph-rsid="00205513" style:font-name-complex="Qomolangma-Uchen Sarchen"/>
    </style:style>
    <style:style style:name="P46" style:family="paragraph" style:parent-style-name="Standard">
      <style:text-properties officeooo:paragraph-rsid="00205513" style:font-name-complex="Qomolangma-Uchen Sarchung"/>
    </style:style>
    <style:style style:name="P47" style:family="paragraph" style:parent-style-name="Standard">
      <style:text-properties officeooo:paragraph-rsid="00205513" style:font-name-complex="Qomolangma-Uchen Suring"/>
    </style:style>
    <style:style style:name="P48" style:family="paragraph" style:parent-style-name="Standard">
      <style:text-properties officeooo:paragraph-rsid="00205513" style:font-name-complex="Qomolangma-Uchen Sutung"/>
    </style:style>
    <style:style style:name="P49" style:family="paragraph" style:parent-style-name="Standard">
      <style:text-properties officeooo:paragraph-rsid="00205513" style:font-name-complex="Qomolangma-Woodblock"/>
    </style:style>
    <style:style style:name="T1" style:family="text">
      <style:text-properties officeooo:rsid="00184d47"/>
    </style:style>
    <style:style style:name="T2" style:family="text">
      <style:text-properties officeooo:rsid="001ca1cd"/>
    </style:style>
    <style:style style:name="T3" style:family="text">
      <style:text-properties officeooo:rsid="001e2669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name-complex="Qomolangma-Uchen Sutung" style:font-size-complex="8pt"/>
    </style:style>
    <style:style style:name="T6" style:family="text">
      <style:text-properties officeooo:rsid="001f1e33"/>
    </style:style>
    <style:style style:name="T7" style:family="text">
      <style:text-properties officeooo:rsid="001fb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Kailasa</text:p>
      <text:p text:style-name="P2"/>
      <text:p text:style-name="P17">ཨོཾ། སྣང་སྲིད་རྣམ་དག་རང་བཞིན་ལྷུན་གྲུབ་པའི།</text:p>
      <text:p text:style-name="P4"/>
      <text:p text:style-name="P2">K<text:span text:style-name="T1">okonor</text:span></text:p>
      <text:p text:style-name="P2"/>
      <text:p text:style-name="P25">ཨོཾ། སྣང་སྲིད་རྣམ་དག་རང་བཞིན་ལྷུན་གྲུབ་པའི།</text:p>
      <text:p text:style-name="P4"/>
      <text:p text:style-name="P4">Noto Sans Tibetan</text:p>
      <text:p text:style-name="P3"/>
      <text:p text:style-name="P26">ཨོཾ། སྣང་སྲིད་རྣམ་དག་རང་བཞིན་ལྷུན་གྲུབ་པའི།</text:p>
      <text:p text:style-name="P5"/>
      <text:p text:style-name="P5">Noto Serif Tibetan</text:p>
      <text:p text:style-name="P6"/>
      <text:p text:style-name="P27">ཨོཾ། སྣང་སྲིད་རྣམ་དག་རང་བཞིན་ལྷུན་གྲུབ་པའི།</text:p>
      <text:p text:style-name="P7"/>
      <text:p text:style-name="P7">Uchen</text:p>
      <text:p text:style-name="P8"/>
      <text:p text:style-name="P28">ཨོཾ། སྣང་སྲིད་རྣམ་དག་རང་བཞིན་ལྷུན་གྲུབ་པའི།</text:p>
      <text:p text:style-name="P11"/>
      <text:p text:style-name="P11">Jomolhari</text:p>
      <text:p text:style-name="P10"/>
      <text:p text:style-name="P29">ཨོཾ། སྣང་སྲིད་རྣམ་དག་རང་བཞིན་ལྷུན་གྲུབ་པའི།</text:p>
      <text:p text:style-name="P1"/>
      <text:p text:style-name="P12">Babelstone Tibetan</text:p>
      <text:p text:style-name="P1"/>
      <text:p text:style-name="P30">ཨོཾ། སྣང་སྲིད་རྣམ་དག་རང་བཞིན་ལྷུན་གྲུབ་པའི།</text:p>
      <text:p text:style-name="P12">Babelstone Tibetan Slim</text:p>
      <text:p text:style-name="P9"/>
      <text:p text:style-name="P31">ཨོཾ། སྣང་སྲིད་རྣམ་དག་རང་བཞིན་ལྷུན་གྲུབ་པའི།</text:p>
      <text:p text:style-name="P9"/>
      <text:p text:style-name="P14">Tibetan Machine Uni</text:p>
      <text:p text:style-name="P13"/>
      <text:p text:style-name="P32">ཨོཾ། སྣང་སྲིད་རྣམ་དག་རང་བཞིན་ལྷུན་གྲུབ་པའི།</text:p>
      <text:p text:style-name="P15"/>
      <text:p text:style-name="P20">Qomolangma-Art</text:p>
      <text:p text:style-name="P18"/>
      <text:p text:style-name="P33">ཨོཾ། སྣང་སྲིད་རྣམ་དག་རང་བཞིན་ལྷུན་གྲུབ་པའི།</text:p>
      <text:p text:style-name="P19"/>
      <text:p text:style-name="P20">Qomolangma-Betsu</text:p>
      <text:p text:style-name="P18"/>
      <text:p text:style-name="P34">ཨོཾ། སྣང་སྲིད་རྣམ་དག་རང་བཞིན་ལྷུན་གྲུབ་པའི།</text:p>
      <text:p text:style-name="P15"/>
      <text:p text:style-name="P20"/>
      <text:p text:style-name="P21">Qomolangma-Chuyig</text:p>
      <text:p text:style-name="P18"/>
      <text:p text:style-name="P35">ཨོཾ། སྣང་སྲིད་རྣམ་དག་རང་བཞིན་ལྷུན་གྲུབ་པའི།</text:p>
      <text:p text:style-name="P15"/>
      <text:p text:style-name="P20">Qomolangma-Drutsa</text:p>
      <text:p text:style-name="P18"/>
      <text:p text:style-name="P36">ཨོཾ། སྣང་སྲིད་རྣམ་དག་རང་བཞིན་ལྷུན་གྲུབ་པའི།</text:p>
      <text:p text:style-name="P15"/>
      <text:p text:style-name="P20">Qomolangma-<text:span text:style-name="T2">Dunhang</text:span></text:p>
      <text:p text:style-name="P18"/>
      <text:p text:style-name="P37">ཨོཾ། སྣང་སྲིད་རྣམ་དག་རང་བཞིན་ལྷུན་གྲུབ་པའི།</text:p>
      <text:p text:style-name="P15"/>
      <text:p text:style-name="P20">Qomolangma-<text:span text:style-name="T3">Edict</text:span></text:p>
      <text:p text:style-name="P18"/>
      <text:p text:style-name="P38">ཨོཾ། སྣང་སྲིད་རྣམ་དག་རང་བཞིན་ལྷུན་གྲུབ་པའི།</text:p>
      <text:p text:style-name="P15"/>
      <text:p text:style-name="P20">Qomolangma-<text:span text:style-name="T3">Horyig (should be vertical!)</text:span></text:p>
      <text:p text:style-name="P18"/>
      <text:p text:style-name="P39">ཨོཾ། སྣང་སྲིད་རྣམ་དག་རང་བཞིན་ལྷུན་གྲུབ་པའི།</text:p>
      <text:p text:style-name="P15"/>
      <text:p text:style-name="P20">Qomolangma-<text:span text:style-name="T3">Subtitle</text:span></text:p>
      <text:p text:style-name="P18"/>
      <text:p text:style-name="P40">ཨོཾ། སྣང་སྲིད་རྣམ་དག་རང་བཞིན་ལྷུན་གྲུབ་པའི།</text:p>
      <text:p text:style-name="P15"/>
      <text:p text:style-name="P20">Qomolangma-<text:span text:style-name="T3">Title</text:span></text:p>
      <text:p text:style-name="P18"/>
      <text:p text:style-name="P41">ཨོཾ། སྣང་སྲིད་རྣམ་དག་རང་བཞིན་ལྷུན་གྲུབ་པའི།</text:p>
      <text:p text:style-name="P15"/>
      <text:p text:style-name="P20">Qomolangma-<text:span text:style-name="T3">Tsumachu</text:span></text:p>
      <text:p text:style-name="P18"/>
      <text:p text:style-name="P42">ཨོཾ། སྣང་སྲིད་རྣམ་དག་རང་བཞིན་ལྷུན་གྲུབ་པའི།</text:p>
      <text:p text:style-name="P15"/>
      <text:p text:style-name="P20">Qomolangma-<text:span text:style-name="T3">Tsuring</text:span></text:p>
      <text:p text:style-name="P18"/>
      <text:p text:style-name="P43">ཨོཾ། སྣང་སྲིད་རྣམ་དག་རང་བཞིན་ལྷུན་གྲུབ་པའི།</text:p>
      <text:p text:style-name="P15"/>
      <text:p text:style-name="P20">Qomolangma-<text:span text:style-name="T3">Tsutong</text:span></text:p>
      <text:p text:style-name="P18"/>
      <text:p text:style-name="P44">ཨོཾ། སྣང་སྲིད་རྣམ་དག་རང་བཞིན་ལྷུན་གྲུབ་པའི།</text:p>
      <text:p text:style-name="P15"/>
      <text:p text:style-name="P20">Qomolangma-<text:span text:style-name="T6">Uchen Sarchen</text:span></text:p>
      <text:p text:style-name="P18"/>
      <text:p text:style-name="P45">ཨོཾ། སྣང་སྲིད་རྣམ་དག་རང་བཞིན་ལྷུན་གྲུབ་པའི།</text:p>
      <text:p text:style-name="P16"/>
      <text:p text:style-name="P22"/>
      <text:p text:style-name="P23">Qomolangma-<text:span text:style-name="T6">Uchen Sarchung</text:span></text:p>
      <text:p text:style-name="P24"/>
      <text:p text:style-name="P46">ཨོཾ། སྣང་སྲིད་རྣམ་དག་རང་བཞིན་ལྷུན་གྲུབ་པའི།</text:p>
      <text:p text:style-name="P16"/>
      <text:p text:style-name="P22">Qomolangma-<text:span text:style-name="T6">Uchen S</text:span><text:span text:style-name="T7">uring</text:span></text:p>
      <text:p text:style-name="P24"/>
      <text:p text:style-name="P47">ཨོཾ། སྣང་སྲིད་རྣམ་དག་རང་བཞིན་ལྷུན་གྲུབ་པའི།</text:p>
      <text:p text:style-name="P16"/>
      <text:p text:style-name="P22">Qomolangma-<text:span text:style-name="T6">Uchen S</text:span><text:span text:style-name="T7">utung</text:span></text:p>
      <text:p text:style-name="P24"/>
      <text:p text:style-name="P48">ཨོཾ། སྣང་སྲིད་རྣམ་དག་རང་བཞིན་ལྷུན་གྲུབ་པའི།</text:p>
      <text:p text:style-name="P16"/>
      <text:p text:style-name="P22">Qomolangma-<text:span text:style-name="T7">Woodblock</text:span></text:p>
      <text:p text:style-name="P24"/>
      <text:p text:style-name="P49">ཨོཾ། སྣང་སྲིད་རྣམ་དག་རང་བཞིན་ལྷུན་གྲུབ་པའི།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abelStone Tibetan" svg:font-family="'BabelStone Tibetan'" style:font-pitch="variable"/>
    <style:font-face style:name="BabelStone Tibetan Slim" svg:font-family="'BabelStone Tibetan Slim'" style:font-pitch="variable"/>
    <style:font-face style:name="Jomolhari" svg:font-family="Jomolhari" style:font-pitch="variable"/>
    <style:font-face style:name="Kailasa" svg:font-family="Kailasa"/>
    <style:font-face style:name="Kailasa1" svg:font-family="Kailasa" style:font-family-generic="system" style:font-pitch="variable"/>
    <style:font-face style:name="Kokonor" svg:font-family="Kokon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Tibetan" svg:font-family="'Noto Sans Tibetan'" style:font-family-generic="swiss" style:font-pitch="variable"/>
    <style:font-face style:name="Noto Serif Tibetan" svg:font-family="'Noto Serif Tibetan'" style:font-family-generic="roman" style:font-pitch="variable"/>
    <style:font-face style:name="Noto Tibetan" svg:font-family="'Noto Tibetan'"/>
    <style:font-face style:name="PingFang SC" svg:font-family="'PingFang SC'" style:font-family-generic="system" style:font-pitch="variable"/>
    <style:font-face style:name="Qomolangma-Art" svg:font-family="Qomolangma-Art" style:font-pitch="variable"/>
    <style:font-face style:name="Qomolangma-Betsu" svg:font-family="Qomolangma-Betsu" style:font-pitch="variable"/>
    <style:font-face style:name="Qomolangma-Chuyig" svg:font-family="Qomolangma-Chuyig" style:font-pitch="variable"/>
    <style:font-face style:name="Qomolangma-Drutsa" svg:font-family="Qomolangma-Drutsa" style:font-pitch="variable"/>
    <style:font-face style:name="Qomolangma-Dunhuang" svg:font-family="Qomolangma-Dunhuang" style:font-pitch="variable"/>
    <style:font-face style:name="Qomolangma-Edict" svg:font-family="Qomolangma-Edict" style:font-pitch="variable"/>
    <style:font-face style:name="Qomolangma-Horyig" svg:font-family="Qomolangma-Horyig" style:font-pitch="variable"/>
    <style:font-face style:name="Qomolangma-Subtitle" svg:font-family="Qomolangma-Subtitle" style:font-pitch="variable"/>
    <style:font-face style:name="Qomolangma-Title" svg:font-family="Qomolangma-Title" style:font-pitch="variable"/>
    <style:font-face style:name="Qomolangma-Tsumachu" svg:font-family="Qomolangma-Tsumachu" style:font-pitch="variable"/>
    <style:font-face style:name="Qomolangma-Tsuring" svg:font-family="Qomolangma-Tsuring" style:font-pitch="variable"/>
    <style:font-face style:name="Qomolangma-Tsutong" svg:font-family="Qomolangma-Tsutong" style:font-pitch="variable"/>
    <style:font-face style:name="Qomolangma-Uchen Sarchen" svg:font-family="'Qomolangma-Uchen Sarchen'" style:font-pitch="variable"/>
    <style:font-face style:name="Qomolangma-Uchen Sarchung" svg:font-family="'Qomolangma-Uchen Sarchung'" style:font-pitch="variable"/>
    <style:font-face style:name="Qomolangma-Uchen Suring" svg:font-family="'Qomolangma-Uchen Suring'" style:font-pitch="variable"/>
    <style:font-face style:name="Qomolangma-Uchen Sutung" svg:font-family="'Qomolangma-Uchen Sutung'" style:font-pitch="variable"/>
    <style:font-face style:name="Qomolangma-Woodblock" svg:font-family="Qomolangma-Woodblock" style:font-pitch="variable"/>
    <style:font-face style:name="Songti SC" svg:font-family="'Songti SC'" style:font-family-generic="system" style:font-pitch="variable"/>
    <style:font-face style:name="Tibetan Machine Uni" svg:font-family="'Tibetan Machine Uni'" style:font-pitch="variable"/>
    <style:font-face style:name="Uchen" svg:font-family="Uche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Kailasa1" style:font-size-complex="12pt" style:language-complex="bo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Kailasa1" style:font-size-complex="12pt" style:language-complex="bo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Kailasa1" style:font-family-complex="Kailas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ailasa" style:font-family-complex="Kailas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ailasa" style:font-family-complex="Kailas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Kailasa" style:font-family-complex="Kailasa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9T16:19:50.256164180</meta:creation-date>
    <dc:date>2022-05-31T17:38:28.527677167</dc:date>
    <meta:editing-duration>PT39M</meta:editing-duration>
    <meta:editing-cycles>13</meta:editing-cycles>
    <meta:generator>LibreOffice/7.3.3.2$MacOSX_AARCH64 LibreOffice_project/d1d0ea68f081ee2800a922cac8f79445e4603348</meta:generator>
    <meta:document-statistic meta:table-count="0" meta:image-count="0" meta:object-count="0" meta:page-count="3" meta:paragraph-count="53" meta:word-count="562" meta:character-count="1272" meta:non-whitespace-character-count="1229"/>
  </office:meta>
</office:document-meta>
</file>